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8.99cm">
          <text:p/>
        </draw:line>
        <draw:frame draw:style-name="gr3" draw:text-style-name="P5" draw:layer="layout" svg:width="6.35cm" svg:height="4.991cm" svg:x="0.1cm" svg:y="3.91cm">
          <draw:text-box>
            <text:p text:style-name="P4"><text:span text:style-name="T2">arguments</text:span></text:p>
            <text:p text:style-name="P4"><text:span text:style-name="T2">completed</text:span></text:p>
            <text:p text:style-name="P4"><text:span text:style-name="T2">errorCondition</text:span></text:p>
            <text:p text:style-name="P4"><text:span text:style-name="T2">hasError</text:span></text:p>
            <text:p text:style-name="P4"><text:span text:style-name="T2">messageName</text:span></text:p>
            <text:p text:style-name="P4"><text:span text:style-name="T2">notify</text:span></text:p>
            <text:p text:style-name="P4"><text:span text:style-name="T2">result</text:span></text:p>
            <text:p text:style-name="P4"><text:span text:style-name="T2">send</text:span></text:p>
            <text:p text:style-name="P4"><text:span text:style-name="T2">start</text:span></text:p>
            <text:p text:style-name="P4"><text:span text:style-name="T2">target</text:span></text:p>
          </draw:text-box>
        </draw:frame>
        <draw:line draw:style-name="gr2" draw:text-style-name="P3" draw:layer="layout" svg:x1="6.45cm" svg:y1="8.99cm" svg:x2="0.1cm" svg:y2="8.99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0.725cm" svg:x="0.1cm" svg:y="2.64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cm" svg:y1="8.99cm" svg:x2="0.1cm" svg:y2="8.99cm">
          <text:p/>
        </draw:line>
        <draw:line draw:style-name="gr2" draw:text-style-name="P3" draw:layer="layout" svg:x1="6.45cm" svg:y1="2.005cm" svg:x2="6.45cm" svg:y2="8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9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57:10.93</dc:date>
    <dc:language>en-US</dc:language>
    <meta:editing-cycles>10</meta:editing-cycles>
    <meta:editing-duration>PT00H31M2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